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8d827a" draw:fill="none" draw:textarea-horizontal-align="justify" draw:textarea-vertical-align="middle" draw:auto-grow-height="false" fo:min-height="1.983cm" fo:min-width="0cm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objectwithoutfill">
      <style:graphic-properties svg:stroke-color="#8d1d75" draw:marker-end="Arrow" draw:marker-end-width="0.3cm" draw:fill="solid" draw:fill-color="#a1467e" draw:textarea-vertical-align="middle"/>
    </style:style>
    <style:style style:name="gr4" style:family="graphic" style:parent-style-name="objectwithoutfill">
      <style:graphic-properties svg:stroke-color="#e30c00" draw:marker-end="Arrow" draw:marker-end-width="0.3cm" draw:fill="solid" draw:fill-color="#e30c00" draw:textarea-vertical-align="middle"/>
    </style:style>
    <style:style style:name="gr5" style:family="graphic" style:parent-style-name="objectwithoutfill">
      <style:graphic-properties svg:stroke-color="#00a933" draw:marker-end="Arrow" draw:marker-end-width="0.3cm" draw:fill="solid" draw:fill-color="#e30c00" draw:textarea-vertical-align="middle"/>
    </style:style>
    <style:style style:name="gr6" style:family="graphic" style:parent-style-name="objectwithoutfill">
      <style:graphic-properties svg:stroke-color="#f48720" draw:marker-end="Arrow" draw:marker-end-width="0.3cm"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1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1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1cm" fo:min-width="0cm"/>
    </style:style>
    <style:style style:name="gr13" style:family="graphic" style:parent-style-name="objectwithoutfill">
      <style:graphic-properties draw:marker-end="Arrow" draw:marker-end-width="0.3cm" draw:fill="solid" draw:fill-color="#8d1d75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solid" draw:fill-color="#a1467e"/>
      <style:paragraph-properties fo:text-align="center"/>
    </style:style>
    <style:style style:name="P4" style:family="paragraph">
      <loext:graphic-properties draw:fill="solid" draw:fill-color="#e30c00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 draw:fill-color="#8d1d75"/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5cm" svg:height="2.233cm" svg:x="2.9cm" svg:y="1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2.233cm" svg:x="2.1cm" svg:y="1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2.233cm" svg:x="3.7cm" svg:y="4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2.233cm" svg:x="2.9cm" svg:y="4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2.233cm" svg:x="4.5cm" svg:y="7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2.233cm" svg:x="3.7cm" svg:y="7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2.233cm" svg:x="5.3cm" svg:y="9.8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2.233cm" svg:x="4.5cm" svg:y="9.867cm">
          <text:p/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0.5cm" svg:height="2.233cm" svg:x="10.9cm" svg:y="7.33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cm" svg:height="2.233cm" svg:x="10.1cm" svg:y="7.33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cm" svg:height="2.233cm" svg:x="9.7cm" svg:y="7.33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5cm" svg:height="2.233cm" svg:x="12.2cm" svg:y="4.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cm" svg:height="2.233cm" svg:x="11.4cm" svg:y="4.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cm" svg:height="2.233cm" svg:x="11cm" svg:y="4.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5cm" svg:height="2.233cm" svg:x="13.6cm" svg:y="2.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cm" svg:height="2.233cm" svg:x="12.8cm" svg:y="2.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cm" svg:height="2.233cm" svg:x="12.4cm" svg:y="2.1cm">
            <text:p/>
            <draw:enhanced-geometry svg:viewBox="0 0 21600 21600" draw:type="rectangle" draw:enhanced-path="M 0 0 L 21600 0 21600 21600 0 21600 0 0 Z N"/>
          </draw:custom-shape>
        </draw:g>
        <draw:custom-shape draw:style-name="gr1" draw:text-style-name="P1" draw:layer="layout" svg:width="0.5cm" svg:height="2.233cm" svg:x="14.8cm" svg:y="2.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6cm" svg:y1="3.1cm" svg:x2="3cm" svg:y2="3.1cm">
          <text:p/>
        </draw:line>
        <draw:line draw:style-name="gr2" draw:text-style-name="P2" draw:layer="layout" svg:x1="3.4cm" svg:y1="5.6cm" svg:x2="3.8cm" svg:y2="5.6cm">
          <text:p/>
        </draw:line>
        <draw:line draw:style-name="gr2" draw:text-style-name="P2" draw:layer="layout" svg:x1="4.3cm" svg:y1="8.4cm" svg:x2="4.7cm" svg:y2="8.4cm">
          <text:p/>
        </draw:line>
        <draw:line draw:style-name="gr2" draw:text-style-name="P2" draw:layer="layout" svg:x1="5.1cm" svg:y1="11cm" svg:x2="5.5cm" svg:y2="11cm">
          <text:p/>
        </draw:line>
        <draw:line draw:style-name="gr2" draw:text-style-name="P2" draw:layer="layout" svg:x1="10.2cm" svg:y1="8.433cm" svg:x2="10.4cm" svg:y2="8.433cm">
          <text:p/>
        </draw:line>
        <draw:line draw:style-name="gr2" draw:text-style-name="P2" draw:layer="layout" svg:x1="10.6cm" svg:y1="8.433cm" svg:x2="11cm" svg:y2="8.433cm">
          <text:p/>
        </draw:line>
        <draw:line draw:style-name="gr2" draw:text-style-name="P2" draw:layer="layout" svg:x1="11.3cm" svg:y1="5.733cm" svg:x2="11.7cm" svg:y2="5.733cm">
          <text:p/>
        </draw:line>
        <draw:line draw:style-name="gr2" draw:text-style-name="P2" draw:layer="layout" svg:x1="11.9cm" svg:y1="5.733cm" svg:x2="12.3cm" svg:y2="5.733cm">
          <text:p/>
        </draw:line>
        <draw:line draw:style-name="gr2" draw:text-style-name="P2" draw:layer="layout" svg:x1="12.7cm" svg:y1="3.233cm" svg:x2="13.1cm" svg:y2="3.233cm">
          <text:p/>
        </draw:line>
        <draw:line draw:style-name="gr2" draw:text-style-name="P2" draw:layer="layout" svg:x1="13.4cm" svg:y1="3.233cm" svg:x2="13.8cm" svg:y2="3.233cm">
          <text:p/>
        </draw:line>
        <draw:line draw:style-name="gr3" draw:text-style-name="P3" draw:layer="layout" svg:x1="14.1cm" svg:y1="3.233cm" svg:x2="14.9cm" svg:y2="3.233cm">
          <text:p/>
        </draw:line>
        <draw:line draw:style-name="gr4" draw:text-style-name="P4" draw:layer="layout" svg:x1="3.1cm" svg:y1="4.2cm" svg:x2="3.1cm" svg:y2="4.5cm">
          <text:p/>
        </draw:line>
        <draw:line draw:style-name="gr4" draw:text-style-name="P4" draw:layer="layout" svg:x1="3.9cm" svg:y1="6.9cm" svg:x2="3.9cm" svg:y2="7.2cm">
          <text:p/>
        </draw:line>
        <draw:line draw:style-name="gr5" draw:text-style-name="P4" draw:layer="layout" svg:x1="7.8cm" svg:y1="12.5cm" svg:x2="8.1cm" svg:y2="12.2cm">
          <text:p/>
        </draw:line>
        <draw:line draw:style-name="gr5" draw:text-style-name="P4" draw:layer="layout" svg:x1="11.1cm" svg:y1="7.233cm" svg:x2="11.1cm" svg:y2="6.833cm">
          <text:p/>
        </draw:line>
        <draw:line draw:style-name="gr5" draw:text-style-name="P4" draw:layer="layout" svg:x1="12.5cm" svg:y1="4.633cm" svg:x2="12.5cm" svg:y2="4.233cm">
          <text:p/>
        </draw:line>
        <draw:line draw:style-name="gr6" draw:text-style-name="P2" draw:layer="layout" svg:x1="0.9cm" svg:y1="3.7cm" svg:x2="3.7cm" svg:y2="12.2cm">
          <text:p/>
        </draw:line>
        <draw:line draw:style-name="gr6" draw:text-style-name="P2" draw:layer="layout" svg:x1="10.4cm" svg:y1="12.033cm" svg:x2="14cm" svg:y2="5.033cm">
          <text:p/>
        </draw:line>
        <draw:frame draw:style-name="gr7" draw:text-style-name="P5" draw:layer="layout" svg:width="2.483cm" svg:height="0.839cm" draw:transform="rotate (-1.22766459585281) translate (1.765cm 6.879cm)">
          <draw:text-box>
            <text:p><text:span text:style-name="T1">Encoder</text:span></text:p>
          </draw:text-box>
        </draw:frame>
        <draw:frame draw:style-name="gr7" draw:text-style-name="P5" draw:layer="layout" svg:width="2.513cm" svg:height="0.839cm" draw:transform="rotate (1.10706234454) translate (11.681cm 9.788cm)">
          <draw:text-box>
            <text:p><text:span text:style-name="T1">Decoder</text:span></text:p>
          </draw:text-box>
        </draw:frame>
        <draw:line draw:style-name="gr2" draw:text-style-name="P2" draw:layer="layout" svg:x1="9.533cm" svg:y1="13.037cm" svg:x2="9.933cm" svg:y2="13.037cm">
          <text:p/>
        </draw:line>
        <draw:line draw:style-name="gr4" draw:text-style-name="P4" draw:layer="layout" svg:x1="9.6cm" svg:y1="13.4cm" svg:x2="9.6cm" svg:y2="13.7cm">
          <text:p/>
        </draw:line>
        <draw:line draw:style-name="gr5" draw:text-style-name="P4" draw:layer="layout" svg:x1="9.6cm" svg:y1="14.2cm" svg:x2="9.6cm" svg:y2="13.8cm">
          <text:p/>
        </draw:line>
        <draw:frame draw:style-name="gr8" draw:text-style-name="P5" draw:layer="layout" svg:width="1.6cm" svg:height="1.001cm" svg:x="3.4cm" svg:y="1.8cm">
          <draw:text-box>
            <text:p><text:span text:style-name="T2">32</text:span></text:p>
            <text:p><text:span text:style-name="T3"/></text:p>
          </draw:text-box>
        </draw:frame>
        <draw:frame draw:style-name="gr8" draw:text-style-name="P5" draw:layer="layout" svg:width="1.6cm" svg:height="1.001cm" svg:x="4.3cm" svg:y="4.699cm">
          <draw:text-box>
            <text:p><text:span text:style-name="T2">64</text:span></text:p>
            <text:p><text:span text:style-name="T3"/></text:p>
          </draw:text-box>
        </draw:frame>
        <draw:frame draw:style-name="gr9" draw:text-style-name="P5" draw:layer="layout" svg:width="1.6cm" svg:height="1.4cm" svg:x="4.9cm" svg:y="7.3cm">
          <draw:text-box>
            <text:p><text:span text:style-name="T2">128</text:span></text:p>
            <text:p><text:span text:style-name="T3"/></text:p>
          </draw:text-box>
        </draw:frame>
        <draw:custom-shape draw:style-name="gr1" draw:text-style-name="P1" draw:layer="layout" svg:width="0.5cm" svg:height="2.233cm" svg:x="7.1cm" svg:y="12.5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2.233cm" svg:x="6.3cm" svg:y="12.56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9cm" svg:y1="13.7cm" svg:x2="7.3cm" svg:y2="13.7cm">
          <text:p/>
        </draw:line>
        <draw:g>
          <draw:custom-shape draw:style-name="gr1" draw:text-style-name="P1" draw:layer="layout" svg:width="0.5cm" svg:height="2.233cm" svg:x="9.5cm" svg:y="9.96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cm" svg:height="2.233cm" svg:x="8.7cm" svg:y="9.96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cm" svg:height="2.233cm" svg:x="8.3cm" svg:y="9.967cm">
            <text:p/>
            <draw:enhanced-geometry svg:viewBox="0 0 21600 21600" draw:type="rectangle" draw:enhanced-path="M 0 0 L 21600 0 21600 21600 0 21600 0 0 Z N"/>
          </draw:custom-shape>
        </draw:g>
        <draw:line draw:style-name="gr2" draw:text-style-name="P2" draw:layer="layout" svg:x1="8.8cm" svg:y1="11.067cm" svg:x2="9cm" svg:y2="11.067cm">
          <text:p/>
        </draw:line>
        <draw:line draw:style-name="gr2" draw:text-style-name="P2" draw:layer="layout" svg:x1="9.2cm" svg:y1="11.067cm" svg:x2="9.6cm" svg:y2="11.067cm">
          <text:p/>
        </draw:line>
        <draw:line draw:style-name="gr4" draw:text-style-name="P4" draw:layer="layout" svg:x1="5.8cm" svg:y1="12.3cm" svg:x2="6.1cm" svg:y2="12.6cm">
          <text:p/>
        </draw:line>
        <draw:frame draw:style-name="gr8" draw:text-style-name="P5" draw:layer="layout" svg:width="1.6cm" svg:height="1.001cm" svg:x="5.8cm" svg:y="9.999cm">
          <draw:text-box>
            <text:p><text:span text:style-name="T2">256</text:span></text:p>
            <text:p><text:span text:style-name="T3"/></text:p>
          </draw:text-box>
        </draw:frame>
        <draw:frame draw:style-name="gr10" draw:text-style-name="P5" draw:layer="layout" svg:width="1.6cm" svg:height="1.001cm" svg:x="6.4cm" svg:y="11.999cm">
          <draw:text-box>
            <text:p><text:span text:style-name="T2">512</text:span></text:p>
            <text:p><text:span text:style-name="T3"/></text:p>
          </draw:text-box>
        </draw:frame>
        <draw:frame draw:style-name="gr11" draw:text-style-name="P5" draw:layer="layout" svg:width="1.8cm" svg:height="1.433cm" svg:x="15.5cm" svg:y="2.567cm">
          <draw:text-box>
            <text:p><text:span text:style-name="T2">Output</text:span></text:p>
            <text:p><text:span text:style-name="T3">256x256</text:span></text:p>
          </draw:text-box>
        </draw:frame>
        <draw:frame draw:style-name="gr12" draw:text-style-name="P5" draw:layer="layout" svg:width="5cm" svg:height="2.621cm" svg:x="9.9cm" svg:y="12.679cm">
          <draw:text-box>
            <text:p><text:span text:style-name="T4">C</text:span><text:span text:style-name="T4">o</text:span><text:span text:style-name="T4">n</text:span><text:span text:style-name="T4">v. </text:span><text:span text:style-name="T4">- </text:span><text:span text:style-name="T4">3</text:span><text:span text:style-name="T4">X</text:span><text:span text:style-name="T4">3 </text:span><text:span text:style-name="T4">- </text:span><text:span text:style-name="T4">R</text:span><text:span text:style-name="T4">e</text:span><text:span text:style-name="T4">L</text:span><text:span text:style-name="T4">U</text:span></text:p>
            <text:p><text:span text:style-name="T4">M</text:span><text:span text:style-name="T4">a</text:span><text:span text:style-name="T4">x </text:span><text:span text:style-name="T4">P</text:span><text:span text:style-name="T4">o</text:span><text:span text:style-name="T4">ol</text:span><text:span text:style-name="T4">in</text:span><text:span text:style-name="T4">g. </text:span><text:span text:style-name="T4">- </text:span><text:span text:style-name="T4">2</text:span><text:span text:style-name="T4">X</text:span><text:span text:style-name="T4">2 </text:span></text:p>
            <text:p><text:span text:style-name="T4">U</text:span><text:span text:style-name="T4">p</text:span><text:span text:style-name="T4">-</text:span><text:span text:style-name="T4">C</text:span><text:span text:style-name="T4">o</text:span><text:span text:style-name="T4">n</text:span><text:span text:style-name="T4">v. </text:span><text:span text:style-name="T4">- </text:span><text:span text:style-name="T4">2</text:span><text:span text:style-name="T4">x</text:span><text:span text:style-name="T4">2</text:span></text:p>
            <text:p><text:span text:style-name="T4">C</text:span><text:span text:style-name="T4">o</text:span><text:span text:style-name="T4">n</text:span><text:span text:style-name="T4">v. </text:span><text:span text:style-name="T4">- </text:span><text:span text:style-name="T4">1</text:span><text:span text:style-name="T4">x</text:span><text:span text:style-name="T4">1 </text:span><text:span text:style-name="T4">- </text:span><text:span text:style-name="T4">S</text:span><text:span text:style-name="T4">of</text:span><text:span text:style-name="T4">t</text:span><text:span text:style-name="T4">M</text:span><text:span text:style-name="T4">a</text:span><text:span text:style-name="T4">x</text:span></text:p>
          </draw:text-box>
        </draw:frame>
        <draw:line draw:style-name="gr4" draw:text-style-name="P4" draw:layer="layout" svg:x1="4.8cm" svg:y1="9.6cm" svg:x2="4.8cm" svg:y2="9.9cm">
          <text:p/>
        </draw:line>
        <draw:line draw:style-name="gr5" draw:text-style-name="P4" draw:layer="layout" svg:x1="9.8cm" svg:y1="9.9cm" svg:x2="9.8cm" svg:y2="9.5cm">
          <text:p/>
        </draw:line>
        <draw:line draw:style-name="gr13" draw:text-style-name="P6" draw:layer="layout" svg:x1="9.5cm" svg:y1="14.6cm" svg:x2="9.9cm" svg:y2="14.6cm">
          <text:p/>
        </draw:line>
        <draw:frame draw:style-name="gr11" draw:text-style-name="P5" draw:layer="layout" svg:width="1.8cm" svg:height="1.433cm" svg:x="0.7cm" svg:y="2.3cm">
          <draw:text-box>
            <text:p><text:span text:style-name="T2">Input</text:span></text:p>
            <text:p><text:span text:style-name="T3">256x25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cm" svg:stroke-color="#3465a4" draw:marker-start-width="0.35cm" draw:marker-start-center="false" draw:marker-end-width="0.35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2T15:01:33.019237076</meta:creation-date>
    <dc:date>2019-05-22T15:42:01.549940438</dc:date>
    <meta:editing-duration>PT9M56S</meta:editing-duration>
    <meta:editing-cycles>1</meta:editing-cycles>
    <meta:document-statistic meta:object-count="65"/>
    <meta:generator>LibreOffice/6.2.3.2$Linux_X86_64 LibreOffice_project/aecc05fe267cc68dde00352a451aa867b3b546ac</meta:generator>
  </office:meta>
</office:document-meta>
</file>